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ru" fo:country="RU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7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9" style:family="text">
      <style:text-properties style:text-position="super 58%"/>
    </style:style>
    <style:style style:name="T30" style:family="text">
      <style:text-properties style:text-position="0% 100%"/>
    </style:style>
    <style:style style:name="T31" style:family="text">
      <style:text-properties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11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2">Измери</text:span><text:span text:style-name="T18">принадлежащего </text:span><text:span text:style-name="T21">.</text:span><text:span text:style-name="T20"> <text:s text:c="105"/></text:span><text:span text:style-name="T21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6">Т</text:span> = <text:span text:style-name="T19"><text:s/></text:span><text:span text:style-name="T17">$temp </text:span><text:s/>°<text:span text:style-name="T16">С</text:span>, атмосферном давлении <text:span text:style-name="T16">Р</text:span> = <text:span text:style-name="T19"><text:s text:c="5"/></text:span><text:s/>мм.рт.ст, относительной влажности воздуха <text:span text:style-name="T16">р</text:span> = <text:span text:style-name="T19"><text:s/></text:span><text:span text:style-name="T17">$vlag </text:span><text:s/>%, внешнем фоне γ-излучения <text:span text:style-name="T7">H</text:span>*(10) = <text:span text:style-name="T19"><text:s/></text:span><text:span text:style-name="T17">$bground </text:span><text:s/>нЗв/ч, <text:s/>согласно методике, изложенной в <text:span text:style-name="T24">МП.</text:span><text:span text:style-name="T25">854</text:span><text:span text:style-name="T24">-20</text:span><text:span text:style-name="T25">20</text:span></text:p>
      <text:p text:style-name="P18"><text:span text:style-name="T11">1. С</text:span>редства <text:span text:style-name="T11">поверки</text:span></text:p>
      <text:p text:style-name="P14">а)<text:tab/>Эталонные средства измерений: 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23">- контроль работоспособности<text:tab/></text:p>
      <text:p text:style-name="P14"><text:span text:style-name="T11">б</text:span>)<text:tab/>Определение допускаемой основной относительной погрешности измерения мощности амбиентного эквивалента <text:span text:style-name="T11">дозы</text:span> измерителя с БДК<text:span text:style-name="T11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10">Блок детектирования </text:span>нейтронного излучения с БДКН-0<text:span text:style-name="T5">2</text:span> № <text:span text:style-name="T10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8">φ</text:span><text:span text:style-name="T15">0</text:span><text:span text:style-name="T13">i</text:span> ,<text:line-break/>с<text:span text:style-name="T29">-1</text:span><text:span text:style-name="T26">·</text:span>см<text:span text:style-name="T29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$1-br1</text:p>
            <text:p text:style-name="P8"><text:span text:style-name="T9">φ</text:span><text:span text:style-name="T13">0i</text:span><text:span text:style-name="T5">=$1-fi1</text:span></text:p>
            <text:p text:style-name="P33">1,0-10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$1-br2</text:p>
            <text:p text:style-name="P8"><text:span text:style-name="T9">φ</text:span><text:span text:style-name="T13">0i</text:span><text:span text:style-name="T5">=$1-fi2</text:span>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$1-br3</text:p>
            <text:p text:style-name="P26"><text:span text:style-name="T9">φ</text:span><text:span text:style-name="T13">0i</text:span><text:span text:style-name="T5">=$1-fi3</text:span></text:p>
            <text:p text:style-name="P27">2⋅10<text:span text:style-name="T29">2</text:span> - 10<text:span text:style-name="T29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$1-br4</text:p>
            <text:p text:style-name="P26"><text:span text:style-name="T9">φ</text:span><text:span text:style-name="T13">0i</text:span><text:span text:style-name="T5">=$1-fi4</text:span></text:p>
            <text:p text:style-name="P27">2⋅10<text:span text:style-name="T29">3</text:span> - 10<text:span text:style-name="T29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8">φ</text:span><text:span text:style-name="T15">0</text:span><text:span text:style-name="T13">i</text:span>, с<text:span text:style-name="T29">-1</text:span><text:span text:style-name="T26">·</text:span>см<text:span text:style-name="T29">-2 </text:span><text:span text:style-name="T30">,</text:span>±δ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8">φ</text:span><text:span text:style-name="T13">i</text:span>, с<text:span text:style-name="T29">-1</text:span><text:span text:style-name="T26">·</text:span>см<text:span text:style-name="T29">-2</text:span></text:p>
          </table:table-cell>
          <table:table-cell table:style-name="t1.B3" office:value-type="string">
            <text:p text:style-name="P12">$<text:span text:style-name="T11">1</text:span>-00</text:p>
          </table:table-cell>
          <table:table-cell table:style-name="t1.B3" office:value-type="string">
            <text:p text:style-name="P12">$<text:span text:style-name="T11">1</text:span>-01</text:p>
          </table:table-cell>
          <table:table-cell table:style-name="t1.B3" office:value-type="string">
            <text:p text:style-name="P12">$<text:span text:style-name="T11">1</text:span>-02</text:p>
          </table:table-cell>
          <table:table-cell table:style-name="t1.B3" office:value-type="string">
            <text:p text:style-name="P12">$<text:span text:style-name="T11">1</text:span>-03</text:p>
          </table:table-cell>
          <table:table-cell table:style-name="t1.F3" office:value-type="string">
            <text:p text:style-name="P12">$<text:span text:style-name="T11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8">φ</text:span><text:span text:style-name="T14">np</text:span><text:span text:style-name="T13">i</text:span>, <text:span text:style-name="T12">с</text:span><text:span text:style-name="T29">-1</text:span><text:span text:style-name="T27">·</text:span><text:span text:style-name="T30">см</text:span><text:span text:style-name="T29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1">Δ</text:span><text:span text:style-name="T8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1">Δ</text:span><text:span text:style-name="T8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3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1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2T14:28:21.26</dc:date>
    <meta:editing-duration>P3DT2H4M23S</meta:editing-duration>
    <meta:editing-cycles>323</meta:editing-cycles>
    <meta:generator>OpenOffice/4.1.6$Win32 OpenOffice.org_project/416m1$Build-9790</meta:generator>
    <meta:document-statistic meta:table-count="2" meta:image-count="0" meta:object-count="0" meta:page-count="1" meta:paragraph-count="90" meta:word-count="251" meta:character-count="1969"/>
  </office:meta>
</office:document-meta>
</file>